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 set alias</text:p>
          </table:table-cell>
          <table:table-cell office:value-type="string" calcext:value-type="string">
            <text:p>Number of patterns</text:p>
          </table:table-cell>
          <table:table-cell office:value-type="string" calcext:value-type="string">
            <text:p>Number of features</text:p>
          </table:table-cell>
          <table:table-cell office:value-type="string" calcext:value-type="string">
            <text:p>Production time</text:p>
          </table:table-cell>
          <table:table-cell office:value-type="string" calcext:value-type="string">
            <text:p>Combination time</text:p>
          </table:table-cell>
          <table:table-cell office:value-type="string" calcext:value-type="string">
            <text:p>Recovery time</text:p>
          </table:table-cell>
          <table:table-cell office:value-type="string" calcext:value-type="string">
            <text:p>Accuracy fixed</text:p>
          </table:table-cell>
          <table:table-cell office:value-type="string" calcext:value-type="string">
            <text:p>Number of cluster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office:value-type="string" calcext:value-type="string">
            <text:p>PHYACT 1</text:p>
          </table:table-cell>
          <table:table-cell office:value-type="float" office:value="441568" calcext:value-type="float">
            <text:p>441568</text:p>
          </table:table-cell>
          <table:table-cell office:value-type="float" office:value="30" calcext:value-type="float">
            <text:p>30</text:p>
          </table:table-cell>
          <table:table-cell office:value-type="float" office:value="2158.6940589" calcext:value-type="float">
            <text:p>2158.6940589</text:p>
          </table:table-cell>
          <table:table-cell office:value-type="float" office:value="123.858484983" calcext:value-type="float">
            <text:p>123.858484983</text:p>
          </table:table-cell>
          <table:table-cell office:value-type="float" office:value="19.7651860714" calcext:value-type="float">
            <text:p>19.7651860714</text:p>
          </table:table-cell>
          <table:table-cell office:value-type="float" office:value="0.413177585332" calcext:value-type="float">
            <text:p>0.41317758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hysical Activities Subject 1</text:p>
          </table:table-cell>
          <table:table-cell office:value-type="string" calcext:value-type="string">
            <text:p>PHYACT 1</text:p>
          </table:table-cell>
        </table:table-row>
        <table:table-row table:style-name="ro1">
          <table:table-cell office:value-type="string" calcext:value-type="string">
            <text:p>PHYACT 2</text:p>
          </table:table-cell>
          <table:table-cell office:value-type="float" office:value="359170" calcext:value-type="float">
            <text:p>359170</text:p>
          </table:table-cell>
          <table:table-cell office:value-type="float" office:value="30" calcext:value-type="float">
            <text:p>30</text:p>
          </table:table-cell>
          <table:table-cell office:value-type="float" office:value="1477.34613609" calcext:value-type="float">
            <text:p>1477.34613609</text:p>
          </table:table-cell>
          <table:table-cell office:value-type="float" office:value="98.8667109013" calcext:value-type="float">
            <text:p>98.8667109013</text:p>
          </table:table-cell>
          <table:table-cell office:value-type="float" office:value="15.7964658737" calcext:value-type="float">
            <text:p>15.7964658737</text:p>
          </table:table-cell>
          <table:table-cell office:value-type="float" office:value="0.309296433444" calcext:value-type="float">
            <text:p>0.30929643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hysical Activities Subject 2</text:p>
          </table:table-cell>
          <table:table-cell office:value-type="string" calcext:value-type="string">
            <text:p>PHYACT 2</text:p>
          </table:table-cell>
        </table:table-row>
        <table:table-row table:style-name="ro1">
          <table:table-cell office:value-type="string" calcext:value-type="string">
            <text:p>Kdd99</text:p>
          </table:table-cell>
          <table:table-cell table:style-name="ce1" office:value-type="float" office:value="2449216" calcext:value-type="float">
            <text:p>2449216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0284.1663811" calcext:value-type="float">
            <text:p>10284.1663811</text:p>
          </table:table-cell>
          <table:table-cell office:value-type="string" calcext:value-type="string">
            <text:p>not possible to run because the bgs was 964287 and not enough memory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Physical Activities Subject 2 with intermediate activities</text:p>
          </table:table-cell>
          <table:table-cell office:value-type="string" calcext:value-type="string">
            <text:p>PHYACT 2 EXT</text:p>
          </table:table-cell>
        </table:table-row>
        <table:table-row table:style-name="ro1">
          <table:table-cell office:value-type="string" calcext:value-type="string">
            <text:p>esopH</text:p>
          </table:table-cell>
          <table:table-cell office:value-type="float" office:value="136127" calcext:value-type="float">
            <text:p>136127</text:p>
          </table:table-cell>
          <table:table-cell office:value-type="float" office:value="2" calcext:value-type="float">
            <text:p>2</text:p>
          </table:table-cell>
          <table:table-cell office:value-type="float" office:value="17.9438920021" calcext:value-type="float">
            <text:p>17.9438920021</text:p>
          </table:table-cell>
          <table:table-cell office:value-type="float" office:value="35.1568570137" calcext:value-type="float">
            <text:p>35.1568570137</text:p>
          </table:table-cell>
          <table:table-cell office:value-type="float" office:value="3.95991396904" calcext:value-type="float">
            <text:p>3.959913969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dd99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ce1" office:value-type="float" office:value="101766" calcext:value-type="float">
            <text:p>101766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.560769081" calcext:value-type="float">
            <text:p>188.560769081</text:p>
          </table:table-cell>
          <table:table-cell office:value-type="float" office:value="33.7938790321" calcext:value-type="float">
            <text:p>33.7938790321</text:p>
          </table:table-cell>
          <table:table-cell office:value-type="float" office:value="5.07482814789" calcext:value-type="float">
            <text:p>5.0748281479</text:p>
          </table:table-cell>
          <table:table-cell office:value-type="string" calcext:value-type="string">
            <text:p>nan</text:p>
          </table:table-cell>
          <table:table-cell office:value-type="float" office:value="97259" calcext:value-type="float">
            <text:p>97259</text:p>
          </table:table-cell>
          <table:table-cell office:value-type="string" calcext:value-type="string">
            <text:p>life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sopH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iabe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0:33:42.475612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14T09:36:00.962484897</meta:creation-date>
    <dc:date>2015-10-15T01:46:06.158056645</dc:date>
    <dc:creator>chiroptera </dc:creator>
    <meta:editing-duration>PT16H5M25S</meta:editing-duration>
    <meta:editing-cycles>6</meta:editing-cycles>
    <meta:generator>LibreOffice/4.2.8.2$Linux_X86_64 LibreOffice_project/420m0$Build-2</meta:generator>
    <meta:document-statistic meta:table-count="1" meta:cell-count="67" meta:object-count="0"/>
  </office:meta>
</office:document-meta>
</file>